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08cm" fo:min-width="5.016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8.6cm"/>
    </style:style>
    <style:style style:name="gr3" style:family="graphic" style:parent-style-name="standard">
      <style:graphic-properties draw:textarea-horizontal-align="justify" draw:textarea-vertical-align="middle" draw:auto-grow-height="false" fo:min-height="1.7cm" fo:min-width="2.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64cm" fo:min-width="4.916cm"/>
    </style:style>
    <style:style style:name="gr7" style:family="graphic" style:parent-style-name="standard">
      <style:graphic-properties draw:textarea-horizontal-align="justify" draw:textarea-vertical-align="middle" draw:auto-grow-height="false" fo:min-height="2.55cm" fo:min-width="7.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226cm" fo:min-width="5.37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7.8cm" svg:height="3.9cm" svg:x="6cm" svg:y="4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9.1cm" svg:height="2.7cm" svg:x="3.3cm" svg:y="8.9cm">
          <text:p text:style-name="P1">I = 0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6.8cm" svg:height="3.9cm" svg:x="7.4cm" svg:y="14cm">
          <text:p text:style-name="P1">I &lt;= 2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2" draw:layer="layout" svg:x1="9.9cm" svg:y1="7.9cm" svg:x2="7.5cm" svg:y2="9cm">
          <text:p/>
        </draw:line>
        <draw:connector draw:style-name="gr5" draw:text-style-name="P2" draw:layer="layout" svg:x1="10.8cm" svg:y1="14cm" svg:x2="7.85cm" svg:y2="11.6cm" draw:start-shape="id1" draw:start-glue-point="4" draw:end-shape="id2" svg:d="M10800 14000v-1200h-2950v-1200" svg:viewBox="0 0 2951 2401">
          <text:p/>
        </draw:connector>
        <draw:custom-shape draw:style-name="gr6" draw:text-style-name="P1" xml:id="id3" draw:id="id3" draw:layer="layout" svg:width="8.6cm" svg:height="3cm" svg:x="13cm" svg:y="19.8cm">
          <text:p text:style-name="P1">Drukuj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" xml:id="id4" draw:id="id4" draw:layer="layout" svg:width="7.9cm" svg:height="2.8cm" svg:x="13.7cm" svg:y="24.7cm">
          <text:p text:style-name="P1">Zwiększ i o 2</text:p>
          <text:p text:style-name="P1">i = i + 2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10.8cm" svg:y1="17.9cm" svg:x2="17.3cm" svg:y2="19.8cm" draw:start-shape="id1" draw:start-glue-point="6" draw:end-shape="id3" draw:end-glue-point="5" svg:d="M10800 17900l6500 1900" svg:viewBox="0 0 6501 1901">
          <text:p text:style-name="P1">PRAWDA</text:p>
        </draw:connector>
        <draw:connector draw:style-name="gr4" draw:text-style-name="P2" draw:layer="layout" draw:type="line" svg:x1="16.225cm" svg:y1="22.8cm" svg:x2="17.65cm" svg:y2="24.7cm" draw:start-shape="id3" draw:start-glue-point="7" draw:end-shape="id4" draw:end-glue-point="0" svg:d="M16225 22800l1425 1900" svg:viewBox="0 0 1426 1901">
          <text:p/>
        </draw:connector>
        <draw:connector draw:style-name="gr5" draw:text-style-name="P2" draw:layer="layout" svg:x1="21.6cm" svg:y1="26.1cm" svg:x2="14.2cm" svg:y2="15.95cm" draw:start-shape="id4" draw:start-glue-point="1" draw:end-shape="id1" draw:end-glue-point="7" svg:d="M21600 26100h501v-10150h-7901" svg:viewBox="0 0 7902 10151">
          <text:p/>
        </draw:connector>
        <draw:custom-shape draw:style-name="gr9" draw:text-style-name="P1" xml:id="id5" draw:id="id5" draw:layer="layout" svg:width="8.3cm" svg:height="3.5cm" svg:x="1cm" svg:y="16.8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2" draw:layer="layout" svg:x1="5.15cm" svg:y1="16.8cm" svg:x2="7.4cm" svg:y2="15.95cm" draw:start-shape="id5" draw:start-glue-point="4" draw:end-shape="id1" draw:end-glue-point="5" svg:d="M5150 16800v-850h2250" svg:viewBox="0 0 2251 851">
          <text:p text:style-name="P1">FAŁSZ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09:04:29.486311969</meta:creation-date>
    <dc:date>2019-09-16T09:36:14.977743563</dc:date>
    <meta:editing-duration>PT31M45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